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b27df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rsid="001b7f94" officeooo:paragraph-rsid="001b7f94"/>
    </style:style>
    <style:style style:name="P4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color="#cccccc" loext:opacity="100%" fo:font-size="13pt" officeooo:rsid="001fe895" officeooo:paragraph-rsid="001fe895" fo:background-color="#1f1f1f" style:font-size-asian="13pt" style:font-size-complex="13pt"/>
    </style:style>
    <style:style style:name="P6" style:family="paragraph" style:parent-style-name="Standard">
      <style:paragraph-properties style:line-height-at-least="0.503cm"/>
      <style:text-properties fo:color="#cccccc" loext:opacity="100%" fo:font-size="13pt" fo:background-color="#1f1f1f" style:font-size-asian="13pt" style:font-size-complex="13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color="#cccccc" loext:opacity="100%" style:font-name="Consolas" fo:font-size="10.5pt" fo:font-weight="normal" officeooo:rsid="002b09b2" officeooo:paragraph-rsid="002b09b2" fo:background-color="#1f1f1f" style:font-weight-asian="bold" style:font-weight-complex="bold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color="#cccccc" loext:opacity="100%" style:font-name="Consolas" fo:font-size="10.5pt" fo:font-weight="normal" officeooo:rsid="003288a9" officeooo:paragraph-rsid="003288a9" fo:background-color="#1f1f1f" style:font-weight-asian="bold" style:font-weight-complex="bold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color="#cccccc" loext:opacity="100%" style:font-name="Consolas" fo:font-size="12pt" fo:font-weight="normal" officeooo:rsid="0029f430" officeooo:paragraph-rsid="0029f430" fo:background-color="#1f1f1f" style:font-size-asian="12pt" style:font-size-complex="12pt"/>
    </style:style>
    <style:style style:name="P10" style:family="paragraph" style:parent-style-name="Standard">
      <style:paragraph-properties style:line-height-at-least="0.503cm"/>
      <style:text-properties fo:color="#cccccc" loext:opacity="100%" fo:font-size="12pt" fo:background-color="#1f1f1f" style:font-size-asian="12pt" style:font-size-complex="12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officeooo:rsid="002239b5" officeooo:paragraph-rsid="002239b5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officeooo:rsid="002772f0" officeooo:paragraph-rsid="002772f0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officeooo:rsid="0029f430" officeooo:paragraph-rsid="0029f430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74151" loext:opacity="100%" style:font-name="S hne" fo:font-size="12pt" fo:letter-spacing="normal" fo:font-style="normal" fo:font-weight="normal" officeooo:rsid="001b7f94" officeooo:paragraph-rsid="001b7f94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74151" loext:opacity="100%" style:font-name="S hne" fo:font-size="12pt" fo:letter-spacing="normal" fo:font-style="normal" fo:font-weight="normal" officeooo:rsid="001cfefe" officeooo:paragraph-rsid="001b7f94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74151" loext:opacity="100%" style:font-name="S hne" fo:font-size="12pt" fo:letter-spacing="normal" fo:font-style="normal" fo:font-weight="normal" officeooo:rsid="001cfefe" officeooo:paragraph-rsid="001cfefe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74151" loext:opacity="100%" style:font-name="S hne" fo:font-size="12pt" fo:letter-spacing="normal" fo:font-style="normal" fo:font-weight="normal" officeooo:rsid="001d70bd" officeooo:paragraph-rsid="001d70bd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74151" loext:opacity="100%" style:font-name="S hne" fo:font-size="12pt" fo:letter-spacing="normal" fo:font-style="normal" fo:font-weight="normal" officeooo:rsid="001ef665" officeooo:paragraph-rsid="001ef665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74151" loext:opacity="100%" style:font-name="S hne" fo:font-size="12pt" fo:letter-spacing="normal" fo:font-style="normal" fo:font-weight="normal" officeooo:rsid="001fe895" officeooo:paragraph-rsid="001fe895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 hne" fo:font-size="12pt" fo:letter-spacing="normal" fo:font-style="normal" fo:font-weight="normal" officeooo:rsid="002239b5" officeooo:paragraph-rsid="002239b5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 hne" fo:font-size="12pt" fo:letter-spacing="normal" fo:font-style="normal" fo:font-weight="normal" officeooo:rsid="002772f0" officeooo:paragraph-rsid="002772f0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 hne" fo:font-size="12pt" fo:letter-spacing="normal" fo:font-style="normal" fo:font-weight="normal" officeooo:rsid="0028438a" officeooo:paragraph-rsid="0028438a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 hne" fo:font-size="12pt" fo:letter-spacing="normal" fo:font-style="normal" fo:font-weight="normal" officeooo:rsid="0029f430" officeooo:paragraph-rsid="0029f430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 hne" fo:font-size="12pt" fo:letter-spacing="normal" fo:font-style="normal" fo:font-weight="normal" officeooo:rsid="002b09b2" officeooo:paragraph-rsid="002b09b2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 hne" fo:font-size="12pt" fo:letter-spacing="normal" fo:font-style="normal" fo:font-weight="normal" officeooo:rsid="002b09b2" officeooo:paragraph-rsid="002b09b2" fo:background-color="transparent" style:font-weight-asian="bold" style:font-weight-complex="bold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 hne" fo:font-size="12pt" fo:letter-spacing="normal" fo:font-style="normal" fo:font-weight="normal" officeooo:rsid="003288a9" officeooo:paragraph-rsid="003288a9" fo:background-color="transparent" style:font-weight-asian="bold" style:font-weight-complex="bold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 hne" fo:font-size="12pt" fo:letter-spacing="normal" fo:font-style="normal" fo:font-weight="normal" officeooo:rsid="00347673" officeooo:paragraph-rsid="00347673" fo:background-color="transparent" style:font-weight-asian="normal" style:font-weight-complex="normal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 hne" fo:font-size="12pt" fo:letter-spacing="normal" fo:font-style="normal" fo:font-weight="normal" officeooo:rsid="00357913" officeooo:paragraph-rsid="00357913" fo:background-color="transparent" style:font-weight-asian="normal" style:font-weight-complex="normal"/>
    </style:style>
    <style:style style:name="P30" style:family="paragraph" style:parent-style-name="Standard">
      <style:paragraph-properties fo:margin-left="0cm" fo:margin-right="0cm" fo:orphans="2" fo:widows="2" fo:text-indent="0cm" style:auto-text-indent="false" fo:break-before="page"/>
      <style:text-properties fo:font-variant="normal" fo:text-transform="none" fo:color="#000000" loext:opacity="100%" style:font-name="S hne" fo:font-size="12pt" fo:letter-spacing="normal" fo:font-style="normal" fo:font-weight="bold" officeooo:rsid="00347673" officeooo:paragraph-rsid="00347673" fo:background-color="#ffff00" style:font-weight-asian="bold" style:font-weight-complex="bold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 hne" fo:font-size="12pt" fo:letter-spacing="normal" fo:font-style="normal" fo:font-weight="bold" officeooo:rsid="00347673" officeooo:paragraph-rsid="00347673" fo:background-color="#ffff00" style:font-weight-asian="bold" style:font-weight-complex="bold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 hne" fo:font-size="13pt" fo:letter-spacing="normal" fo:font-style="normal" fo:font-weight="normal" officeooo:rsid="00357913" officeooo:paragraph-rsid="00357913" fo:background-color="transparent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bf360c" loext:opacity="100%" style:font-name="S hne" fo:font-size="12pt" fo:letter-spacing="normal" fo:font-style="normal" fo:font-weight="bold" officeooo:rsid="002b09b2" officeooo:paragraph-rsid="002b09b2" style:font-weight-asian="bold" style:font-weight-complex="bold"/>
    </style:style>
    <style:style style:name="P3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808080" loext:opacity="100%" style:font-name="S hne" fo:font-size="12pt" fo:letter-spacing="normal" fo:font-style="normal" fo:font-weight="normal" officeooo:rsid="002b09b2" officeooo:paragraph-rsid="002b09b2" fo:background-color="#1f1f1f" style:font-weight-asian="bold" style:font-weight-complex="bold"/>
    </style:style>
    <style:style style:name="P3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ccccc" loext:opacity="100%" style:font-name="Consolas" fo:font-size="13pt" fo:letter-spacing="normal" fo:font-style="normal" fo:font-weight="normal" officeooo:rsid="00357913" officeooo:paragraph-rsid="00357913" fo:background-color="#1f1f1f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9211e" loext:opacity="100%" style:font-name="S hne" fo:font-size="12pt" fo:letter-spacing="normal" fo:font-style="normal" fo:font-weight="normal" officeooo:rsid="003743b1" officeooo:paragraph-rsid="003743b1" fo:background-color="transparent" style:font-weight-asian="bold" style:font-weight-complex="bold"/>
    </style:style>
    <style:style style:name="P37" style:family="paragraph" style:parent-style-name="Standard">
      <style:paragraph-properties style:line-height-at-least="0.503cm"/>
      <style:text-properties fo:color="#cccccc" loext:opacity="100%" style:font-name="Consolas" fo:font-size="13pt" fo:font-weight="normal" fo:background-color="#1f1f1f" style:font-size-asian="13pt" style:font-size-complex="13pt"/>
    </style:style>
    <style:style style:name="P38" style:family="paragraph" style:parent-style-name="Standard">
      <style:paragraph-properties style:line-height-at-least="0.503cm"/>
      <style:text-properties fo:color="#cccccc" loext:opacity="100%" fo:font-size="13pt" fo:background-color="#1f1f1f" style:font-size-asian="13pt" style:font-size-complex="13pt"/>
    </style:style>
    <style:style style:name="P39" style:family="paragraph" style:parent-style-name="Standard">
      <style:paragraph-properties style:line-height-at-least="0.503cm"/>
      <style:text-properties fo:color="#000000" loext:opacity="100%" style:font-name="Consolas" fo:font-size="13pt" fo:font-weight="normal" officeooo:rsid="00203a34" officeooo:paragraph-rsid="00203a34" fo:background-color="transparent" style:font-size-asian="13pt" style:font-size-complex="13pt"/>
    </style:style>
    <style:style style:name="P40" style:family="paragraph" style:parent-style-name="Standard">
      <style:paragraph-properties style:line-height-at-least="0.503cm"/>
      <style:text-properties fo:font-size="13pt" style:font-size-asian="13pt" style:font-size-complex="13pt"/>
    </style:style>
    <style:style style:name="T1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2" style:family="text">
      <style:text-properties fo:font-variant="normal" fo:text-transform="none" fo:color="#374151" loext:opacity="100%" style:font-name="S hne" fo:font-size="12pt" fo:letter-spacing="normal" fo:font-style="normal" fo:font-weight="normal" fo:background-color="#ffff00" loext:char-shading-value="0" style:font-weight-asian="normal" style:font-weight-complex="normal"/>
    </style:style>
    <style:style style:name="T3" style:family="text">
      <style:text-properties fo:font-variant="normal" fo:text-transform="none" fo:color="#374151" loext:opacity="100%" style:font-name="S hne" fo:font-size="12pt" fo:letter-spacing="normal" fo:font-style="normal" fo:font-weight="normal" officeooo:rsid="001b27df"/>
    </style:style>
    <style:style style:name="T4" style:family="text">
      <style:text-properties fo:font-variant="normal" fo:text-transform="none" fo:color="#374151" loext:opacity="100%" style:font-name="S hne" fo:font-size="12pt" fo:letter-spacing="normal" fo:font-style="normal" fo:font-weight="normal" officeooo:rsid="001cfefe"/>
    </style:style>
    <style:style style:name="T5" style:family="text">
      <style:text-properties fo:font-variant="normal" fo:text-transform="none" fo:color="#374151" loext:opacity="100%" style:font-name="S hne" fo:font-size="12pt" fo:letter-spacing="normal" fo:font-style="normal" fo:font-weight="bold" fo:background-color="#ffff00" loext:char-shading-value="0" style:font-weight-asian="bold" style:font-weight-complex="bold"/>
    </style:style>
    <style:style style:name="T6" style:family="text">
      <style:text-properties fo:font-variant="normal" fo:text-transform="none" fo:color="#374151" loext:opacity="100%" style:font-name="S hne" fo:font-size="12pt" fo:letter-spacing="normal" fo:font-style="normal" fo:font-weight="bold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374151" loext:opacity="100%" fo:letter-spacing="normal"/>
    </style:style>
    <style:style style:name="T8" style:family="text">
      <style:text-properties fo:font-variant="normal" fo:text-transform="none" fo:color="#374151" loext:opacity="100%" fo:font-size="12pt" fo:letter-spacing="normal" fo:font-style="normal" fo:font-weight="normal" loext:padding="0.049cm" loext:border="0.06pt solid #d9d9e3"/>
    </style:style>
    <style:style style:name="T9" style:family="text">
      <style:text-properties fo:font-variant="normal" fo:text-transform="none" fo:color="#374151" loext:opacity="100%" fo:font-size="12pt" fo:letter-spacing="normal" fo:font-style="normal" fo:font-weight="bold" fo:background-color="#ffff00" loext:char-shading-value="0" style:font-weight-asian="bold" style:font-weight-complex="bold" loext:padding="0.049cm" loext:border="0.06pt solid #d9d9e3"/>
    </style:style>
    <style:style style:name="T10" style:family="text">
      <style:text-properties fo:font-variant="normal" fo:text-transform="none" fo:color="#0f0f0f" loext:opacity="100%" style:font-name="S hne" fo:font-size="12pt" fo:letter-spacing="normal" fo:font-style="normal" fo:font-weight="normal"/>
    </style:style>
    <style:style style:name="T11" style:family="text">
      <style:text-properties fo:font-variant="normal" fo:text-transform="none" style:font-name="S hne" fo:font-size="12pt" fo:letter-spacing="normal" fo:font-style="normal"/>
    </style:style>
    <style:style style:name="T12" style:family="text">
      <style:text-properties fo:font-variant="normal" fo:text-transform="none" style:font-name="S hne" fo:font-size="12pt" fo:letter-spacing="normal" fo:font-style="normal" fo:font-weight="normal"/>
    </style:style>
    <style:style style:name="T13" style:family="text">
      <style:text-properties fo:font-variant="normal" fo:text-transform="none" style:font-name="S hne" fo:font-size="12pt" fo:letter-spacing="normal" fo:font-style="normal" fo:font-weight="normal" officeooo:rsid="0022a9af"/>
    </style:style>
    <style:style style:name="T14" style:family="text">
      <style:text-properties fo:font-variant="normal" fo:text-transform="none" style:font-name="S hne" fo:letter-spacing="normal" fo:font-style="normal"/>
    </style:style>
    <style:style style:name="T15" style:family="text">
      <style:text-properties fo:font-variant="normal" fo:text-transform="none" style:font-name="S hne" fo:letter-spacing="normal" fo:font-style="normal" fo:font-weight="normal"/>
    </style:style>
    <style:style style:name="T16" style:family="text">
      <style:text-properties fo:font-variant="normal" fo:text-transform="none" fo:color="#9cdcfe" loext:opacity="100%" style:font-name="Consolas" fo:letter-spacing="normal" fo:font-style="normal" fo:font-weight="normal"/>
    </style:style>
    <style:style style:name="T17" style:family="text">
      <style:text-properties fo:font-variant="normal" fo:text-transform="none" fo:color="#9cdcfe" loext:opacity="100%" style:font-name="S hne" fo:font-size="12pt" fo:letter-spacing="normal" fo:font-style="normal"/>
    </style:style>
    <style:style style:name="T18" style:family="text">
      <style:text-properties fo:font-variant="normal" fo:text-transform="none" fo:color="#9cdcfe" loext:opacity="100%" style:font-name="S hne" fo:letter-spacing="normal" fo:font-style="normal"/>
    </style:style>
    <style:style style:name="T19" style:family="text">
      <style:text-properties fo:font-variant="normal" fo:text-transform="none" style:font-name="Consolas" fo:letter-spacing="normal" fo:font-style="normal" fo:font-weight="normal"/>
    </style:style>
    <style:style style:name="T20" style:family="text">
      <style:text-properties fo:font-variant="normal" fo:text-transform="none" fo:color="#808080" loext:opacity="100%" style:font-name="S hne" fo:font-size="12pt" fo:letter-spacing="normal" fo:font-style="normal"/>
    </style:style>
    <style:style style:name="T21" style:family="text">
      <style:text-properties fo:font-variant="normal" fo:text-transform="none" fo:color="#569cd6" loext:opacity="100%" style:font-name="S hne" fo:font-size="12pt" fo:letter-spacing="normal" fo:font-style="normal"/>
    </style:style>
    <style:style style:name="T22" style:family="text">
      <style:text-properties fo:font-variant="normal" fo:text-transform="none" fo:color="#ce9178" loext:opacity="100%" style:font-name="S hne" fo:font-size="12pt" fo:letter-spacing="normal" fo:font-style="normal"/>
    </style:style>
    <style:style style:name="T23" style:family="text">
      <style:text-properties loext:padding="0.049cm" loext:border="0.06pt solid #d9d9e3"/>
    </style:style>
    <style:style style:name="T24" style:family="text">
      <style:text-properties style:font-name="Consolas" fo:font-weight="normal"/>
    </style:style>
    <style:style style:name="T25" style:family="text">
      <style:text-properties style:font-name="Consolas" fo:font-size="10.5pt" fo:font-weight="normal"/>
    </style:style>
    <style:style style:name="T26" style:family="text">
      <style:text-properties fo:color="#9cdcfe" loext:opacity="100%"/>
    </style:style>
    <style:style style:name="T27" style:family="text">
      <style:text-properties fo:color="#9cdcfe" loext:opacity="100%" style:font-name="Consolas" fo:font-size="10.5pt" fo:font-weight="normal"/>
    </style:style>
    <style:style style:name="T28" style:family="text">
      <style:text-properties fo:color="#9cdcfe" loext:opacity="100%" style:font-name="Consolas" fo:font-weight="normal"/>
    </style:style>
    <style:style style:name="T29" style:family="text">
      <style:text-properties fo:color="#ce9178" loext:opacity="100%"/>
    </style:style>
    <style:style style:name="T30" style:family="text">
      <style:text-properties fo:color="#ce9178" loext:opacity="100%" style:font-name="Consolas" fo:font-size="10.5pt" fo:font-weight="normal"/>
    </style:style>
    <style:style style:name="T31" style:family="text">
      <style:text-properties fo:color="#ce9178" loext:opacity="100%" style:font-name="Consolas" fo:font-weight="normal"/>
    </style:style>
    <style:style style:name="T32" style:family="text">
      <style:text-properties fo:color="#d4d4d4" loext:opacity="100%"/>
    </style:style>
    <style:style style:name="T33" style:family="text">
      <style:text-properties fo:color="#c586c0" loext:opacity="100%"/>
    </style:style>
    <style:style style:name="T34" style:family="text">
      <style:text-properties fo:color="#d7ba7d" loext:opacity="100%" style:font-name="Consolas" fo:font-weight="normal"/>
    </style:style>
    <style:style style:name="T35" style:family="text">
      <style:text-properties fo:color="#b5cea8" loext:opacity="100%" style:font-name="Consolas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Já instalamos o less globalmente, através do comando </text:span><text:span text:style-name="T10">npm install -g less</text:span><text:span text:style-name="T1">,</text:span><text:span text:style-name="T3"> no nosso primeiro projeto que foi feito na aula. Portanto, se você instalou o Less globalmente no seu primeiro projeto, não será necessário instalá-lo novamente para o segundo projeto. </text:span></text:p>
      <text:p text:style-name="P14">----------</text:p>
      <text:p text:style-name="P1"><text:span text:style-name="T1">Se, por algum motivo, seu projeto não possui um arquivo </text:span><text:span text:style-name="Source_20_Text"><text:span text:style-name="T8">package.json</text:span></text:span><text:span text:style-name="T1">, você pode executar </text:span><text:span text:style-name="Source_20_Text"><text:span text:style-name="T9">npm init</text:span></text:span><text:span text:style-name="T2"> para criar um novo arquivo</text:span><text:span text:style-name="T1"> e, em seguida, usar o comando </text:span><text:span text:style-name="T5">npm install --save-dev less</text:span><text:span text:style-name="T6"> </text:span><text:span text:style-name="T1">para adicionar o Less como uma dependência de desenvolvimento. </text:span></text:p>
      <text:p text:style-name="P14"/>
      <text:p text:style-name="P1"><text:span text:style-name="T1">O comando </text:span><text:span text:style-name="Source_20_Text"><text:span text:style-name="T23">npm init</text:span></text:span><text:span text:style-name="T7"> </text:span><text:span text:style-name="T1">é usado para inicializar um novo projeto e criar o arquivo </text:span><text:span text:style-name="Source_20_Text"><text:span text:style-name="T23">package.json</text:span></text:span><text:span text:style-name="T1">. </text:span></text:p>
      <text:p text:style-name="P14">---------</text:p>
      <text:p text:style-name="P15">===================</text:p>
      <text:p text:style-name="P15">Começando o nosso projeto</text:p>
      <text:p text:style-name="P15"/>
      <text:p text:style-name="P15">&gt;npm init</text:p>
      <text:p text:style-name="P15">(recomendável escrever less na primeira pergunta)</text:p>
      <text:p text:style-name="P15"/>
      <text:p text:style-name="P15">&gt;npm install --save-dev less</text:p>
      <text:p text:style-name="P15"/>
      <text:p text:style-name="P3"><text:span text:style-name="T1">&gt;</text:span><text:span text:style-name="T4">git init</text:span></text:p>
      <text:p text:style-name="P16"/>
      <text:p text:style-name="P17">====================</text:p>
      <text:p text:style-name="P18">criamos a pasta src » pasta styles » main.less </text:p>
      <text:p text:style-name="P18"/>
      <text:p text:style-name="P19">No package.json vamos fazer o script para compilar o less</text:p>
      <text:p text:style-name="P20">ele vai pegar o arquivo main.less que acabamos de criar e compilar para o css, numa pasta diferente (aula 1, 4min)</text:p>
      <text:p text:style-name="P20"/>
      <text:p text:style-name="P5"><text:span text:style-name="T15"> </text:span><text:span text:style-name="T16">"scripts"</text:span><text:span text:style-name="T19">: {</text:span></text:p>
      <text:p text:style-name="P6">    <text:span text:style-name="T28">"less"</text:span><text:span text:style-name="T24">: </text:span><text:span text:style-name="T31">"lessc ./src/styles/main.less ./build/styles/main.css"</text:span><text:span text:style-name="T24">,</text:span></text:p>
      <text:p text:style-name="P37"/>
      <text:p text:style-name="P39">main.css é o arquivo final, que será criado pelo sistema</text:p>
      <text:p text:style-name="P20"/>
      <text:p text:style-name="P21">no terminal, vamos executar o script</text:p>
      <text:p text:style-name="P21"/>
      <text:p text:style-name="P21">&gt; npm run less</text:p>
      <text:p text:style-name="P11"><text:span text:style-name="T12">»</text:span><text:span text:style-name="T13">agora sim, o sistema criou a pasta bluid/styles e o arquivo main,css</text:span></text:p>
      <text:p text:style-name="P12"><text:span text:style-name="T13">=</text:span><text:span text:style-name="T12">=================================</text:span></text:p>
      <text:p text:style-name="P22"/>
      <text:p text:style-name="P22">Ajustando a função de watch do Less</text:p>
      <text:p text:style-name="P22">(por padrão ele não possui a função de watch)</text:p>
      <text:p text:style-name="P22">por isso devemos instalar um plugin – ver mais aula1 6min</text:p>
      <text:p text:style-name="P22"/>
      <text:p text:style-name="P23">(já está instalado de forma global, portanto vamos instalar somente no nosso projeto)</text:p>
      <text:p text:style-name="P23">&gt; npm i --save-dev less-watch-compiler</text:p>
      <text:p text:style-name="P13"><text:soft-page-break/><text:span text:style-name="T12">agora vamos ajustar aquele script que escrevemos, ele ficará assim:</text:span></text:p>
      <text:p text:style-name="P9"><text:span text:style-name="T18">"scripts"</text:span><text:span text:style-name="T14">: {</text:span></text:p>
      <text:p text:style-name="P10">    <text:span text:style-name="T28">"less"</text:span><text:span text:style-name="T24">: </text:span><text:span text:style-name="T31">"less-watch-compiler ./src/styles ./build/styles"</text:span><text:span text:style-name="T24">,</text:span></text:p>
      <text:p text:style-name="P24"/>
      <text:p text:style-name="P24">»npm run less</text:p>
      <text:p text:style-name="P24"/>
      <text:p text:style-name="P25">agora sim está tudo pronto</text:p>
      <text:p text:style-name="P33">Qualquer alteração no arquivo main.less será compilada e aparecerá no arquivo final main.css</text:p>
      <text:p text:style-name="P33"/>
      <text:p text:style-name="P33">detalhe: o arquivo main.css deverá ser vinculado ao arquivo html desta forma:</text:p>
      <text:p text:style-name="P7"><text:span text:style-name="T20">&lt;</text:span><text:span text:style-name="T21">link</text:span><text:span text:style-name="T11"> </text:span><text:span text:style-name="T17">rel</text:span><text:span text:style-name="T11">=</text:span><text:span text:style-name="T22">"stylesheet"</text:span><text:span text:style-name="T11"> </text:span><text:span text:style-name="T17">href</text:span><text:span text:style-name="T11">=</text:span><text:span text:style-name="T22">"build/styles/main.css"</text:span><text:span text:style-name="T20">&gt;</text:span></text:p>
      <text:p text:style-name="P34"/>
      <text:p text:style-name="P26">----------------------</text:p>
      <text:p text:style-name="P27">3º argumento… (?)</text:p>
      <text:p text:style-name="P8"><text:span text:style-name="T17">"scripts"</text:span><text:span text:style-name="T11">: {</text:span></text:p>
      <text:p text:style-name="P4">    <text:span text:style-name="T27">"less"</text:span><text:span text:style-name="T25">: </text:span><text:span text:style-name="T30">"less-watch-compiler ./src/styles ./build/styles main.less"</text:span><text:span text:style-name="T25">,</text:span></text:p>
      <text:p text:style-name="P27"/>
      <text:p text:style-name="P30">Desenvolvimento da atividade</text:p>
      <text:p text:style-name="P31"/>
      <text:p text:style-name="P28">1 – Código html e css já estava pronto.</text:p>
      <text:p text:style-name="P28">Inicialmente apenas fizemos o procedimento descrito colocando o código css no arquivo main.less </text:p>
      <text:p text:style-name="P28">criando os arquivos json</text:p>
      <text:p text:style-name="P28">E configuramos a criação do arquivo main.css que será modificado automaticamente pelo sistema de acordo com o que fazemos no arquivo less</text:p>
      <text:p text:style-name="P28"/>
      <text:p text:style-name="P29">2 – criação da variáveis e mapas (ver arquivos)</text:p>
      <text:p text:style-name="P29"/>
      <text:p text:style-name="P29">3 – criação dos escapings</text:p>
      <text:p text:style-name="P32"/>
      <text:p text:style-name="P35"><text:span text:style-name="T26">@breakpointMobile</text:span>: <text:span text:style-name="T32">~</text:span><text:span text:style-name="T29">"(max-width: 767px)"</text:span>;</text:p>
      <text:p text:style-name="P32"/>
      <text:p text:style-name="P35"><text:span text:style-name="T33">@media</text:span> <text:span text:style-name="T26">@breakpointMobile</text:span> {</text:p>
      <text:p text:style-name="P6">    <text:span text:style-name="T34">.menu</text:span><text:span text:style-name="T24"> {</text:span></text:p>
      <text:p text:style-name="P6">        <text:span text:style-name="T28">flex-direction</text:span><text:span text:style-name="T24">: </text:span><text:span text:style-name="T31">column</text:span><text:span text:style-name="T24">;</text:span></text:p>
      <text:p text:style-name="P6">        <text:span text:style-name="T28">align-items</text:span><text:span text:style-name="T24">: </text:span><text:span text:style-name="T31">center</text:span><text:span text:style-name="T24">;</text:span></text:p>
      <text:p text:style-name="P40"/>
      <text:p text:style-name="P6">        <text:span text:style-name="T34">li</text:span><text:span text:style-name="T24"> {</text:span></text:p>
      <text:p text:style-name="P6">            <text:span text:style-name="T28">margin</text:span><text:span text:style-name="T24">: </text:span><text:span text:style-name="T35">8px</text:span><text:span text:style-name="T24"> </text:span><text:span text:style-name="T35">0</text:span><text:span text:style-name="T24">;</text:span></text:p>
      <text:p text:style-name="P6">        <text:span text:style-name="T24">}</text:span></text:p>
      <text:p text:style-name="P6">    <text:span text:style-name="T24">}</text:span></text:p>
      <text:p text:style-name="P37">}</text:p>
      <text:p text:style-name="P32"/>
      <text:p text:style-name="P36">com este escaping, basicamente estamos fazendo com que os botões do menu nav fiquem um abaixo do outro quando na versão tablet.</text:p>
      <text:p text:style-name="P36">Outro exemplo seria uma determinada área da página mudar de cor quando na versão mobile ou tablet, sendo esta área em outra cor quando na versão para pc</text:p>
      <text:p text:style-name="P36"/>
      <text:p text:style-name="P36">É pra isto que servem os escaping</text:p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3:35:33.354000000</meta:creation-date>
    <dc:date>2023-12-14T21:39:13.293000000</dc:date>
    <meta:editing-duration>PT4H50M31S</meta:editing-duration>
    <meta:editing-cycles>21</meta:editing-cycles>
    <meta:generator>LibreOffice/7.5.7.1$Windows_X86_64 LibreOffice_project/47eb0cf7efbacdee9b19ae25d6752381ede23126</meta:generator>
    <meta:document-statistic meta:table-count="0" meta:image-count="0" meta:object-count="0" meta:page-count="3" meta:paragraph-count="59" meta:word-count="447" meta:character-count="2964" meta:non-whitespace-character-count="2505"/>
  </office:meta>
</office:document-meta>
</file>